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isson" table:style-name="ta1">
        <table:shapes>
          <draw:frame draw:z-index="0" draw:style-name="gr1" draw:text-style-name="P1" svg:width="159.99mm" svg:height="89.99mm" svg:x="68.9mm" svg:y="168.08mm">
            <loext:p draw:notify-on-update-of-ranges="Poisson.C1:Poisson.C55 Poisson.D1:Poisson.D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1:.A1000]; [.C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2:.A1001]; [.C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3:.A1002]; [.C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4:.A1003]; [.C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5:.A1004]; [.C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6:.A1005]; [.C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7:.A1006]; [.C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8:.A1007]; [.C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9:.A1008]; [.C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10:.A1009]; [.C1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11:.A1010]; [.C1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12:.A1011]; [.C1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13:.A1012]; [.C1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14:.A1013]; [.C1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15:.A1014]; [.C1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16:.A1015]; [.C1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17:.A1016]; [.C1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18:.A1017]; [.C1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19:.A1018]; [.C1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20:.A1019]; [.C20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21:.A1020]; [.C21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22:.A1021]; [.C22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23:.A1022]; [.C23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24:.A1023]; [.C24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25:.A1024]; [.C25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26:.A1025]; [.C26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27:.A1026]; [.C2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28:.A1027]; [.C28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29:.A1028]; [.C29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30:.A1029]; [.C3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31:.A1030]; [.C31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32:.A1031]; [.C32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33:.A1032]; [.C33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34:.A1033]; [.C34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35:.A1034]; [.C35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36:.A1035]; [.C36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37:.A1036]; [.C3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38:.A1037]; [.C38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39:.A1038]; [.C3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40:.A1039]; [.C40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41:.A1040]; [.C41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42:.A1041]; [.C42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43:.A1042]; [.C43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44:.A1043]; [.C4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45:.A1044]; [.C4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46:.A1045]; [.C4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47:.A1046]; [.C4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48:.A1047]; [.C4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49:.A1048]; [.C4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50:.A1049]; [.C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51:.A1050]; [.C5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52:.A1051]; [.C5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53:.A1052]; [.C5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54:.A1053]; [.C5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55:.A1054]; [.C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oisson.C1:Poisson.C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2:01:08.960065840</dc:date>
    <meta:editing-duration>PT4M24S</meta:editing-duration>
    <meta:editing-cycles>1</meta:editing-cycles>
    <meta:document-statistic meta:table-count="1" meta:cell-count="11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Poisson(100)</text:p>
        </chart:title>
        <chart:plot-area chart:style-name="ch3" table:cell-range-address="Poisson.C1:Poisson.D55" chart:data-source-has-labels="column" svg:x="1.331cm" svg:y="1.275cm" svg:width="14.349cm" svg:height="6.564cm">
          <chartooo:coordinate-region svg:x="1.952cm" svg:y="1.396cm" svg:width="13.712cm" svg:height="5.441cm"/>
          <chart:axis chart:dimension="x" chart:name="primary-x" chart:style-name="ch4" chartooo:axis-type="auto">
            <chartooo:date-scale/>
            <chart:title svg:x="7.879cm" svg:y="8.019cm" chart:style-name="ch5">
              <text:p>Wartość</text:p>
            </chart:title>
            <chart:categories table:cell-range-address="Poisson.C1:Poisson.C55"/>
          </chart:axis>
          <chart:axis chart:dimension="y" chart:name="primary-y" chart:style-name="ch6">
            <chart:title svg:x="0.451cm" svg:y="5.858cm" chart:style-name="ch7">
              <text:p>Liczba wystąpień</text:p>
            </chart:title>
            <chart:grid chart:style-name="ch8" chart:class="major"/>
          </chart:axis>
          <chart:series chart:style-name="ch9" chart:values-cell-range-address="Poisson.D1:Poisson.D55" chart:class="chart:bar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72">
                <text:p>72</text:p>
                <draw:g>
                  <svg:desc>Poisson.C1:Poisson.C55</svg:desc>
                </draw:g>
              </table:table-cell>
              <table:table-cell office:value-type="float" office:value="1">
                <text:p>1</text:p>
                <draw:g>
                  <svg:desc>Poisson.D1:Poisson.D55</svg:desc>
                </draw:g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